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31375313" calcext:value-type="float">
            <text:p>30,31375313</text:p>
          </table:table-cell>
          <table:table-cell office:value-type="float" office:value="4.253848615E-026" calcext:value-type="float">
            <text:p>4,25E-026</text:p>
          </table:table-cell>
          <table:table-cell office:value-type="float" office:value="3.118891954" calcext:value-type="float">
            <text:p>3,118891954</text:p>
          </table:table-cell>
          <table:table-cell table:style-name="ce2" table:formula="of:=([.E3]-[.E2])/[.E2]" office:value-type="float" office:value="0.0105414231917418" calcext:value-type="float">
            <text:p>0,010541423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35" calcext:value-type="float">
            <text:p>15935</text:p>
          </table:table-cell>
          <table:table-cell office:value-type="float" office:value="24.6454258" calcext:value-type="float">
            <text:p>24,6454258</text:p>
          </table:table-cell>
          <table:table-cell office:value-type="float" office:value="4.353963382E-020" calcext:value-type="float">
            <text:p>4,35E-020</text:p>
          </table:table-cell>
          <table:table-cell office:value-type="float" office:value="2.410255432" calcext:value-type="float">
            <text:p>2,41025543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35" calcext:value-type="float">
            <text:p>15935</text:p>
          </table:table-cell>
          <table:table-cell office:value-type="float" office:value="25.17610168" calcext:value-type="float">
            <text:p>25,17610168</text:p>
          </table:table-cell>
          <table:table-cell office:value-type="float" office:value="4.163747384E-020" calcext:value-type="float">
            <text:p>4,16E-020</text:p>
          </table:table-cell>
          <table:table-cell office:value-type="float" office:value="2.415648699" calcext:value-type="float">
            <text:p>2,415648699</text:p>
          </table:table-cell>
          <table:table-cell table:formula="of:=([.E5]-[.E4])/[.E4]" office:value-type="float" office:value="0.00223763296138485" calcext:value-type="float">
            <text:p>0,0022376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58" calcext:value-type="float">
            <text:p>15958</text:p>
          </table:table-cell>
          <table:table-cell office:value-type="float" office:value="26.50019264" calcext:value-type="float">
            <text:p>26,50019264</text:p>
          </table:table-cell>
          <table:table-cell office:value-type="float" office:value="3.329677913E-017" calcext:value-type="float">
            <text:p>3,33E-017</text:p>
          </table:table-cell>
          <table:table-cell office:value-type="float" office:value="2.0189991" calcext:value-type="float">
            <text:p>2,018999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58" calcext:value-type="float">
            <text:p>15958</text:p>
          </table:table-cell>
          <table:table-cell office:value-type="float" office:value="25.85416412" calcext:value-type="float">
            <text:p>25,85416412</text:p>
          </table:table-cell>
          <table:table-cell office:value-type="float" office:value="3.110944558E-017" calcext:value-type="float">
            <text:p>3,11E-017</text:p>
          </table:table-cell>
          <table:table-cell office:value-type="float" office:value="2.024754524" calcext:value-type="float">
            <text:p>2,024754524</text:p>
          </table:table-cell>
          <table:table-cell table:style-name="ce3" table:formula="of:=([.E7]-[.E6])/[.E6]" office:value-type="float" office:value="0.00285063227616108" calcext:value-type="float">
            <text:p>0,002850632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86" calcext:value-type="float">
            <text:p>15986</text:p>
          </table:table-cell>
          <table:table-cell office:value-type="float" office:value="26.30133438" calcext:value-type="float">
            <text:p>26,30133438</text:p>
          </table:table-cell>
          <table:table-cell office:value-type="float" office:value="8.314984159E-016" calcext:value-type="float">
            <text:p>8,31E-016</text:p>
          </table:table-cell>
          <table:table-cell office:value-type="float" office:value="1.766191006" calcext:value-type="float">
            <text:p>1,76619100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86" calcext:value-type="float">
            <text:p>15986</text:p>
          </table:table-cell>
          <table:table-cell office:value-type="float" office:value="26.43692398" calcext:value-type="float">
            <text:p>26,43692398</text:p>
          </table:table-cell>
          <table:table-cell office:value-type="float" office:value="2.180825951E-016" calcext:value-type="float">
            <text:p>2,18E-016</text:p>
          </table:table-cell>
          <table:table-cell office:value-type="float" office:value="1.772875547" calcext:value-type="float">
            <text:p>1,772875547</text:p>
          </table:table-cell>
          <table:table-cell table:style-name="ce3" table:formula="of:=([.E9]-[.E8])/[.E8]" office:value-type="float" office:value="0.00378472145837652" calcext:value-type="float">
            <text:p>0,00378472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98" calcext:value-type="float">
            <text:p>16098</text:p>
          </table:table-cell>
          <table:table-cell office:value-type="float" office:value="15.48845863" calcext:value-type="float">
            <text:p>15,48845863</text:p>
          </table:table-cell>
          <table:table-cell office:value-type="float" office:value="0.0000000000001680600917" calcext:value-type="float">
            <text:p>1,68E-013</text:p>
          </table:table-cell>
          <table:table-cell office:value-type="float" office:value="1.58236289" calcext:value-type="float">
            <text:p>1,58236289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98" calcext:value-type="float">
            <text:p>16098</text:p>
          </table:table-cell>
          <table:table-cell office:value-type="float" office:value="16.80358124" calcext:value-type="float">
            <text:p>16,80358124</text:p>
          </table:table-cell>
          <table:table-cell office:value-type="float" office:value="0.0000000000001673396122" calcext:value-type="float">
            <text:p>1,67E-013</text:p>
          </table:table-cell>
          <table:table-cell office:value-type="float" office:value="1.583482265" calcext:value-type="float">
            <text:p>1,583482265</text:p>
          </table:table-cell>
          <table:table-cell table:style-name="ce3" table:formula="of:=([.E11]-[.E10])/[.E10]" office:value-type="float" office:value="0.00070740726231265" calcext:value-type="float">
            <text:p>0,000707407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18" calcext:value-type="float">
            <text:p>16118</text:p>
          </table:table-cell>
          <table:table-cell office:value-type="float" office:value="22.511446" calcext:value-type="float">
            <text:p>22,511446</text:p>
          </table:table-cell>
          <table:table-cell office:value-type="float" office:value="8.913950273E-015" calcext:value-type="float">
            <text:p>8,91E-015</text:p>
          </table:table-cell>
          <table:table-cell office:value-type="float" office:value="1.438433766" calcext:value-type="float">
            <text:p>1,43843376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18" calcext:value-type="float">
            <text:p>16118</text:p>
          </table:table-cell>
          <table:table-cell office:value-type="float" office:value="25.7377758" calcext:value-type="float">
            <text:p>25,7377758</text:p>
          </table:table-cell>
          <table:table-cell office:value-type="float" office:value="0.00000000000004887451595" calcext:value-type="float">
            <text:p>4,89E-014</text:p>
          </table:table-cell>
          <table:table-cell office:value-type="float" office:value="1.438980699" calcext:value-type="float">
            <text:p>1,438980699</text:p>
          </table:table-cell>
          <table:table-cell table:formula="of:=([.E13]-[.E12])/[.E12]" office:value-type="float" office:value="0.000380228143226223" calcext:value-type="float">
            <text:p>0,000380228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124" calcext:value-type="float">
            <text:p>16124</text:p>
          </table:table-cell>
          <table:table-cell office:value-type="float" office:value="25.69021988" calcext:value-type="float">
            <text:p>25,69021988</text:p>
          </table:table-cell>
          <table:table-cell office:value-type="float" office:value="0.00000000006384175133" calcext:value-type="float">
            <text:p>6,38E-011</text:p>
          </table:table-cell>
          <table:table-cell office:value-type="float" office:value="1.322874904" calcext:value-type="float">
            <text:p>1,32287490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124" calcext:value-type="float">
            <text:p>16124</text:p>
          </table:table-cell>
          <table:table-cell office:value-type="float" office:value="26.11405182" calcext:value-type="float">
            <text:p>26,11405182</text:p>
          </table:table-cell>
          <table:table-cell office:value-type="float" office:value="0.00000000006338655295" calcext:value-type="float">
            <text:p>6,34E-011</text:p>
          </table:table-cell>
          <table:table-cell office:value-type="float" office:value="1.325639606" calcext:value-type="float">
            <text:p>1,325639606</text:p>
          </table:table-cell>
          <table:table-cell table:formula="of:=([.E15]-[.E14])/[.E14]" office:value-type="float" office:value="0.00208991945620876" calcext:value-type="float">
            <text:p>0,002089919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86" calcext:value-type="float">
            <text:p>16186</text:p>
          </table:table-cell>
          <table:table-cell office:value-type="float" office:value="38.73365784" calcext:value-type="float">
            <text:p>38,73365784</text:p>
          </table:table-cell>
          <table:table-cell office:value-type="float" office:value="0.0000000006648003259" calcext:value-type="float">
            <text:p>6,65E-010</text:p>
          </table:table-cell>
          <table:table-cell office:value-type="float" office:value="1.229634166" calcext:value-type="float">
            <text:p>1,22963416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86" calcext:value-type="float">
            <text:p>16186</text:p>
          </table:table-cell>
          <table:table-cell office:value-type="float" office:value="50.88012314" calcext:value-type="float">
            <text:p>50,88012314</text:p>
          </table:table-cell>
          <table:table-cell office:value-type="float" office:value="0.0000000006641768246" calcext:value-type="float">
            <text:p>6,64E-010</text:p>
          </table:table-cell>
          <table:table-cell office:value-type="float" office:value="1.232026219" calcext:value-type="float">
            <text:p>1,232026219</text:p>
          </table:table-cell>
          <table:table-cell table:formula="of:=([.E17]-[.E16])/[.E16]" office:value-type="float" office:value="0.00194533713045827" calcext:value-type="float">
            <text:p>0,001945337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02" calcext:value-type="float">
            <text:p>16202</text:p>
          </table:table-cell>
          <table:table-cell office:value-type="float" office:value="50.79016113" calcext:value-type="float">
            <text:p>50,79016113</text:p>
          </table:table-cell>
          <table:table-cell office:value-type="float" office:value="0.00000000509253173" calcext:value-type="float">
            <text:p>5,09E-009</text:p>
          </table:table-cell>
          <table:table-cell office:value-type="float" office:value="1.152423978" calcext:value-type="float">
            <text:p>1,15242397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202" calcext:value-type="float">
            <text:p>16202</text:p>
          </table:table-cell>
          <table:table-cell office:value-type="float" office:value="50.55088043" calcext:value-type="float">
            <text:p>50,55088043</text:p>
          </table:table-cell>
          <table:table-cell office:value-type="float" office:value="0.000000005089617616" calcext:value-type="float">
            <text:p>5,09E-009</text:p>
          </table:table-cell>
          <table:table-cell office:value-type="float" office:value="1.152871251" calcext:value-type="float">
            <text:p>1,152871251</text:p>
          </table:table-cell>
          <table:table-cell table:style-name="ce3" table:formula="of:=([.E19]-[.E18])/[.E18]" office:value-type="float" office:value="0.000388114972040287" calcext:value-type="float">
            <text:p>0,0003881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15" calcext:value-type="float">
            <text:p>16215</text:p>
          </table:table-cell>
          <table:table-cell office:value-type="float" office:value="50.54718781" calcext:value-type="float">
            <text:p>50,54718781</text:p>
          </table:table-cell>
          <table:table-cell office:value-type="float" office:value="0.0000000300876728" calcext:value-type="float">
            <text:p>3,01E-008</text:p>
          </table:table-cell>
          <table:table-cell office:value-type="float" office:value="1.084504962" calcext:value-type="float">
            <text:p>1,08450496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15" calcext:value-type="float">
            <text:p>16215</text:p>
          </table:table-cell>
          <table:table-cell office:value-type="float" office:value="50.83324051" calcext:value-type="float">
            <text:p>50,83324051</text:p>
          </table:table-cell>
          <table:table-cell office:value-type="float" office:value="0.00000003006067928" calcext:value-type="float">
            <text:p>3,01E-008</text:p>
          </table:table-cell>
          <table:table-cell office:value-type="float" office:value="1.085908651" calcext:value-type="float">
            <text:p>1,085908651</text:p>
          </table:table-cell>
          <table:table-cell table:style-name="ce3" table:formula="of:=([.E21]-[.E20])/[.E20]" office:value-type="float" office:value="0.0012943131190579" calcext:value-type="float">
            <text:p>0,001294313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252" calcext:value-type="float">
            <text:p>16252</text:p>
          </table:table-cell>
          <table:table-cell office:value-type="float" office:value="50.6255188" calcext:value-type="float">
            <text:p>50,6255188</text:p>
          </table:table-cell>
          <table:table-cell office:value-type="float" office:value="0.00000002480110162" calcext:value-type="float">
            <text:p>2,48E-008</text:p>
          </table:table-cell>
          <table:table-cell office:value-type="float" office:value="1.030075788" calcext:value-type="float">
            <text:p>1,03007578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62197299709684" calcext:value-type="float">
            <text:p>0,002621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9:58:25.929799175</dc:date>
    <meta:document-statistic meta:table-count="1" meta:cell-count="121" meta:object-count="0"/>
    <meta:generator>LibreOffice/4.1.4.2$Linux_X86_64 LibreOffice_project/410m0$Build-2</meta:generator>
  </office:meta>
</office:document-meta>
</file>